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2d66" officeooo:paragraph-rsid="00012d66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18pt" fo:font-weight="bold" officeooo:rsid="00056354" officeooo:paragraph-rsid="00056354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56354" officeooo:paragraph-rsid="00056354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8pt" fo:font-weight="bold" officeooo:rsid="00029e61" officeooo:paragraph-rsid="00029e61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18pt" fo:font-weight="bold" officeooo:rsid="00029e61" officeooo:paragraph-rsid="0003415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8pt" fo:font-weight="bold" officeooo:rsid="00159c41" officeooo:paragraph-rsid="00159c4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12d66" officeooo:paragraph-rsid="00012d6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152b3" officeooo:paragraph-rsid="000152b3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rsid="0010c85a" officeooo:paragraph-rsid="0010c85a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rsid="00132125" officeooo:paragraph-rsid="00132125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rsid="00152b5a" officeooo:paragraph-rsid="00152b5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12d66" officeooo:paragraph-rsid="00012d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152b3" officeooo:paragraph-rsid="000152b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size="12pt" fo:font-weight="normal" officeooo:rsid="000152b3" officeooo:paragraph-rsid="000152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6354" officeooo:paragraph-rsid="0005635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fo:font-weight="normal" officeooo:rsid="00056354" officeooo:paragraph-rsid="0005635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size="12pt" fo:font-weight="normal" officeooo:rsid="0008337c" officeooo:paragraph-rsid="0005635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fo:font-weight="normal" officeooo:rsid="00029e61" officeooo:paragraph-rsid="00029e61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normal" officeooo:rsid="000d7b1c" officeooo:paragraph-rsid="000d7b1c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officeooo:rsid="00187210" officeooo:paragraph-rsid="00187210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officeooo:rsid="00193f25" officeooo:paragraph-rsid="00193f25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officeooo:rsid="001a8d82" officeooo:paragraph-rsid="001a8d82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187210" officeooo:paragraph-rsid="0018721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012d66" officeooo:paragraph-rsid="00012d66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rsid="000152b3" officeooo:paragraph-rsid="000152b3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0c2502" officeooo:paragraph-rsid="000c2502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0d7b1c" officeooo:paragraph-rsid="000d7b1c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paragraph-rsid="000ce4cf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0e3009" officeooo:paragraph-rsid="000d7b1c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10c85a" officeooo:paragraph-rsid="0010c85a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193f25" officeooo:paragraph-rsid="00193f25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1a8d82" officeooo:paragraph-rsid="001a8d82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187210" officeooo:paragraph-rsid="00187210" style:font-size-asian="13.1000003814697pt" style:font-weight-asian="bold" style:font-size-complex="15pt" style:font-weight-complex="bold"/>
    </style:style>
    <style:style style:name="P34" style:family="paragraph" style:parent-style-name="Heading_20_2">
      <style:paragraph-properties fo:margin-left="0cm" fo:margin-right="0cm" fo:line-height="100%" fo:text-indent="0cm" style:auto-text-indent="false"/>
      <style:text-properties fo:font-size="15pt" style:font-size-asian="15pt" style:font-size-complex="15pt"/>
    </style:style>
    <style:style style:name="P35" style:family="paragraph" style:parent-style-name="Text_20_body">
      <style:paragraph-properties fo:margin-left="0cm" fo:margin-right="0cm" fo:line-height="100%" fo:text-indent="0cm" style:auto-text-indent="false"/>
    </style:style>
    <style:style style:name="P36" style:family="paragraph" style:parent-style-name="Text_20_body">
      <style:paragraph-properties fo:margin-left="0cm" fo:margin-right="0cm" fo:line-height="100%" fo:text-indent="0cm" style:auto-text-indent="false"/>
      <style:text-properties officeooo:paragraph-rsid="000ce4cf"/>
    </style:style>
    <style:style style:name="P37" style:family="paragraph" style:parent-style-name="Text_20_body">
      <style:paragraph-properties fo:margin-left="0cm" fo:margin-right="0cm" fo:margin-top="0cm" fo:margin-bottom="0.146cm" style:contextual-spacing="false" fo:line-height="100%" fo:text-indent="0cm" style:auto-text-indent="false"/>
      <style:text-properties officeooo:paragraph-rsid="000ce4cf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87210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0c2502" officeooo:paragraph-rsid="000c2502"/>
    </style:style>
    <style:style style:name="P40" style:family="paragraph" style:parent-style-name="Text_20_body">
      <style:paragraph-properties fo:margin-left="0cm" fo:margin-right="0cm" fo:line-height="100%" fo:text-indent="0cm" style:auto-text-indent="false"/>
      <style:text-properties fo:font-weight="bold" officeooo:paragraph-rsid="000ce4cf" style:font-weight-asian="bold" style:font-weight-complex="bold"/>
    </style:style>
    <style:style style:name="P41" style:family="paragraph" style:parent-style-name="Text_20_body">
      <style:paragraph-properties fo:margin-left="0cm" fo:margin-right="0cm" fo:line-height="100%" fo:text-indent="0cm" style:auto-text-indent="false"/>
      <style:text-properties officeooo:rsid="000ce4cf" officeooo:paragraph-rsid="000ce4cf"/>
    </style:style>
    <style:style style:name="P42" style:family="paragraph" style:parent-style-name="Text_20_body">
      <style:paragraph-properties fo:margin-left="0cm" fo:margin-right="0cm" fo:line-height="100%" fo:text-indent="0cm" style:auto-text-indent="false"/>
      <style:text-properties officeooo:rsid="000ce286" officeooo:paragraph-rsid="000ce286"/>
    </style:style>
    <style:style style:name="P43" style:family="paragraph" style:parent-style-name="Text_20_body">
      <style:paragraph-properties fo:margin-left="0cm" fo:margin-right="0cm" fo:line-height="100%" fo:text-indent="0cm" style:auto-text-indent="false"/>
      <style:text-properties officeooo:rsid="00150581" officeooo:paragraph-rsid="001505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286" style:font-weight-asian="bold" style:font-weight-complex="bold"/>
    </style:style>
    <style:style style:name="T3" style:family="text">
      <style:text-properties fo:font-weight="bold" officeooo:rsid="000ce4cf" style:font-weight-asian="bold" style:font-weight-complex="bold"/>
    </style:style>
    <style:style style:name="T4" style:family="text">
      <style:text-properties fo:font-weight="bold" officeooo:rsid="000c2502" style:font-weight-asian="bold" style:font-weight-complex="bold"/>
    </style:style>
    <style:style style:name="T5" style:family="text">
      <style:text-properties fo:font-weight="bold" officeooo:rsid="000ced3b" style:font-weight-asian="bold" style:font-weight-complex="bold"/>
    </style:style>
    <style:style style:name="T6" style:family="text">
      <style:text-properties fo:font-weight="bold" officeooo:rsid="000e3009" style:font-weight-asian="bold" style:font-weight-complex="bold"/>
    </style:style>
    <style:style style:name="T7" style:family="text">
      <style:text-properties fo:font-weight="bold" officeooo:rsid="00150581" style:font-weight-asian="bold" style:font-weight-complex="bold"/>
    </style:style>
    <style:style style:name="T8" style:family="text">
      <style:text-properties fo:font-weight="bold" officeooo:rsid="00187210" style:font-weight-asian="bold" style:font-weight-complex="bold"/>
    </style:style>
    <style:style style:name="T9" style:family="text">
      <style:text-properties fo:font-weight="bold" officeooo:rsid="001a8d82" style:font-weight-asian="bold" style:font-weight-complex="bold"/>
    </style:style>
    <style:style style:name="T10" style:family="text">
      <style:text-properties officeooo:rsid="0008337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position="33% 80%"/>
    </style:style>
    <style:style style:name="T13" style:family="text">
      <style:text-properties style:text-position="-8% 80%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officeooo:rsid="0008337c"/>
    </style:style>
    <style:style style:name="T16" style:family="text">
      <style:text-properties officeooo:rsid="000c2502"/>
    </style:style>
    <style:style style:name="T17" style:family="text">
      <style:text-properties officeooo:rsid="000ce286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officeooo:rsid="0008337c" style:font-size-asian="15pt" style:font-size-complex="15pt"/>
    </style:style>
    <style:style style:name="T20" style:family="text">
      <style:text-properties fo:font-size="12pt" officeooo:rsid="000ce286" style:font-size-asian="10.5pt" style:font-size-complex="12pt"/>
    </style:style>
    <style:style style:name="T21" style:family="text">
      <style:text-properties fo:font-size="12pt" fo:font-weight="bold" officeooo:rsid="000ce286" style:font-size-asian="10.5pt" style:font-weight-asian="bold" style:font-size-complex="12pt" style:font-weight-complex="bold"/>
    </style:style>
    <style:style style:name="T22" style:family="text">
      <style:text-properties fo:font-size="12pt" fo:font-style="normal" fo:font-weight="normal" officeooo:rsid="00187210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bold" officeooo:rsid="00187210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0ce4cf"/>
    </style:style>
    <style:style style:name="T25" style:family="text">
      <style:text-properties officeooo:rsid="000ced3b"/>
    </style:style>
    <style:style style:name="T26" style:family="text">
      <style:text-properties officeooo:rsid="000e3009"/>
    </style:style>
    <style:style style:name="T27" style:family="text">
      <style:text-properties officeooo:rsid="000e7258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0dec2" style:font-weight-asian="normal" style:font-weight-complex="normal"/>
    </style:style>
    <style:style style:name="T30" style:family="text">
      <style:text-properties fo:font-weight="normal" officeooo:rsid="0012a3c7" style:font-weight-asian="normal" style:font-weight-complex="normal"/>
    </style:style>
    <style:style style:name="T31" style:family="text">
      <style:text-properties officeooo:rsid="00150581"/>
    </style:style>
    <style:style style:name="T32" style:family="text">
      <style:text-properties officeooo:rsid="0010dec2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officeooo:rsid="001a8d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ns em HTML</text:p>
      <text:p text:style-name="P1"/>
      <text:p text:style-name="P24">Revisão da aula sobre imagens:</text:p>
      <text:p text:style-name="P12"/>
      <text:p text:style-name="P12">1500 DE LARGURA É O TAMANHO MÁXIMO QUE SE PODE COLOCAR NO SEU SITE, quando usamos o gimp ele já faz uma media de largura e altura a da imagem automaticamente.</text:p>
      <text:p text:style-name="P12"/>
      <text:p text:style-name="P12">A resolução pode estar entre 90 e 50%, para a imagem não ficar muito pesada.</text:p>
      <text:p text:style-name="P12"/>
      <text:p text:style-name="P12">Quando for salvar a imagem em jpeg você pode salvar a qualidade do jpeg em 70%.</text:p>
      <text:p text:style-name="P12"/>
      <text:p text:style-name="P7"/>
      <text:p text:style-name="P7"/>
      <text:p text:style-name="P24">Como inserir imagens no seu site:</text:p>
      <text:p text:style-name="P7"/>
      <text:p text:style-name="P12">Para inserir imagens no site, usamos a tag <text:span text:style-name="T1">&lt;img&gt; &lt;/img&gt;</text:span>, após digitar podemos carregar a imagem indo na sessão <text:span text:style-name="T1">"src"</text:span> e clique em Ctrl e Espaço, para carregar as imagens que estão salvas na pasta ou subpastas do seu projeto. Na sessão <text:span text:style-name="T1">"alt"</text:span> coloque a descrição da imagens, como tem demonstrado no ex003. Também podemos carregar imagens externas, inserindo em <text:span text:style-name="T1">"src"</text:span> o endereço da imagem que você deseja usar.</text:p>
      <text:p text:style-name="P12"/>
      <text:p text:style-name="P12"/>
      <text:p text:style-name="P25">Como colocar favicon no seu site:</text:p>
      <text:p text:style-name="P8"/>
      <text:p text:style-name="P13">Para colocar um favicon em seu site devemos ter uma imagem .ICO, pois esse formato é aceitor por todos os navegadores. Para gerar essas imagens .ICO temos os seguintes sites:</text:p>
      <text:p text:style-name="P13"/>
      <text:p text:style-name="P14"><text:span text:style-name="T1">Iconarchive:</text:span> Favicons prontos.</text:p>
      <text:p text:style-name="P14"><text:span text:style-name="T1">Favicon.cc:</text:span> Para desenhar um favicon.</text:p>
      <text:p text:style-name="P14"><text:span text:style-name="T1">Favicon.io:</text:span> Para criar um favicon.</text:p>
      <text:p text:style-name="P14"/>
      <text:p text:style-name="P14"/>
      <text:p text:style-name="P4">Títulos em HTML</text:p>
      <text:p text:style-name="P4"/>
      <text:p text:style-name="P18">Os títulos são colocados a partir das tags <text:span text:style-name="T1">&lt;h1&gt; </text:span>à <text:span text:style-name="T1">&lt;h6&gt;</text:span>, sendo o <text:span text:style-name="T1">&lt;h1&gt;</text:span> usado para os títulos principais, e os demais usados como subtítulos. Lembrando isso não é usado para determinar o tamanho da letra mas sim a hierarquia dos títulos, o tamanho das fontes é alterado no CSS.</text:p>
      <text:p text:style-name="P18"/>
      <text:p text:style-name="P18"/>
      <text:p text:style-name="P3">Formatação de texto</text:p>
      <text:p text:style-name="P5"/>
      <text:p text:style-name="P17">O conceito de tags do HTML5 mudou, e estão dand mais valor para a semântica, o sentido da palavra ou da tag, os efeitos visuais ficam para as CSS, o HTML é usado para dar sentido, e as CSS para dar estilos.</text:p>
      <text:p text:style-name="P16"/>
      <text:p text:style-name="P16"/>
      <text:h text:style-name="P2" text:outline-level="1"><text:soft-page-break/>Principais formatações</text:h>
      <text:h text:style-name="P34" text:outline-level="2">Negrito / Destaque:</text:h>
      <text:p text:style-name="P36"><text:span text:style-name="T20">Para deixarmos um texto em Negrito, usamos a tag </text:span><text:span text:style-name="T21">&lt;strong&gt;</text:span><text:span text:style-name="T20">.</text:span></text:p>
      <text:p text:style-name="P37"><text:span text:style-name="T20"/></text:p>
      <text:p text:style-name="P40"><text:span text:style-name="T19">I</text:span><text:span text:style-name="T18">tálico / Ênfase:</text:span></text:p>
      <text:p text:style-name="P36"><text:span text:style-name="T17">Para deixarmos um texto em Itálico, usamos a tag </text:span><text:span text:style-name="T2">&lt;em&gt;</text:span><text:span text:style-name="T17">.</text:span></text:p>
      <text:p text:style-name="P36"/>
      <text:p text:style-name="P28">Texto marcado:</text:p>
      <text:p text:style-name="P36"><text:span text:style-name="T17">Para deixarmos um texto Marcado, estilo marca texto, usamos a tag </text:span><text:span text:style-name="T2">&lt;mark&gt;</text:span><text:span text:style-name="T17">.</text:span></text:p>
      <text:p text:style-name="P36"/>
      <text:p text:style-name="P28">Texto grande e pequeno:</text:p>
      <text:p text:style-name="P41">Para deixarmos um texto Pequeno, usamos a tag <text:span text:style-name="T1">&lt;small&gt;</text:span>. </text:p>
      <text:p text:style-name="P36"><text:span text:style-name="T24">Para deixarmos um texto Grande, usamos a tag </text:span><text:span text:style-name="T3">&lt;big&gt;</text:span><text:span text:style-name="T24">, porém na versão do HTML5 essa tag não está sendo mais usada.</text:span></text:p>
      <text:p text:style-name="P36"/>
      <text:p text:style-name="P28">Texto deletado:</text:p>
      <text:p text:style-name="P36">Podemos marcar <text:span text:style-name="del"><text:span text:style-name="T14">um t</text:span></text:span><text:span text:style-name="del"><text:span text:style-name="T15">e</text:span></text:span><text:span text:style-name="del"><text:span text:style-name="T14">xto como excluído</text:span></text:span><text:span text:style-name="del"> </text:span>para indicar que ele deve ser lido, mas não considerado, <text:span text:style-name="T24">usando a tag </text:span><text:span text:style-name="T3">&lt;del&gt;</text:span><text:span text:style-name="T24">.</text:span></text:p>
      <text:p text:style-name="P36"/>
      <text:p text:style-name="P28">Texto inserido:</text:p>
      <text:p text:style-name="P35">Podemos marcar<text:span text:style-name="ins"> </text:span><text:span text:style-name="ins"><text:span text:style-name="T11">um texto como inserido</text:span></text:span> para dar uma ênfase e indicar que ele foi adicionado depois, <text:span text:style-name="T24">usando a ta</text:span><text:span text:style-name="T16">g </text:span><text:span text:style-name="T4">&lt;ins&gt;</text:span><text:span text:style-name="T16">.</text:span></text:p>
      <text:p text:style-name="P36">Existe também o <text:span text:style-name="T11">sublinhado</text:span> com a tag <text:span text:style-name="T1">&lt;u&gt;</text:span> (não sem<text:span text:style-name="T10">â</text:span>ntica).</text:p>
      <text:p text:style-name="P36"/>
      <text:p text:style-name="P28">Texto sobrescrito:</text:p>
      <text:p text:style-name="P36">Para inserir coisas do tipo x<text:span text:style-name="T12">20</text:span>=3, <text:span text:style-name="T24">usamos a tag </text:span><text:span text:style-name="T3">&lt;sup&gt;</text:span><text:span text:style-name="T24">.</text:span></text:p>
      <text:p text:style-name="P36"/>
      <text:p text:style-name="P28">Textos subscrito:</text:p>
      <text:p text:style-name="P35">Para inserir coisas do tipo H<text:span text:style-name="T13">2</text:span>O, <text:span text:style-name="T24">usamos a tag </text:span><text:span text:style-name="T3">&lt;sub&gt;</text:span><text:span text:style-name="T24">.</text:span></text:p>
      <text:p text:style-name="P35"/>
      <text:p text:style-name="P26">Trechos de código:</text:p>
      <text:p text:style-name="P42">Podemos colocar trechos de códigos usando a tag <text:span text:style-name="T1">&lt;code&gt;</text:span>, usando <text:span text:style-name="T25">apenas </text:span>essa tag o texto ficará no modo mono – espaçada. <text:span text:style-name="T25">Para resolver isso usamos a tag </text:span><text:span text:style-name="T5">&lt;pre&gt;</text:span><text:span text:style-name="T25"> que manterá o texto no mesmo formato que foi digitado, essa tag é usado fora da tag </text:span><text:span text:style-name="T5">&lt;code&gt;</text:span><text:span text:style-name="T25">.</text:span></text:p>
      <text:p text:style-name="P43"><text:soft-page-break/><text:span text:style-name="T1">Dica:</text:span> Shift + Tab volta uma indentação, Tab faz uma indentação.</text:p>
      <text:p text:style-name="P43"/>
      <text:p text:style-name="P27">Citações:</text:p>
      <text:p text:style-name="P19">Para realizar uma citação (colocar aspas no texto) usamos a tag <text:span text:style-name="T1">&lt;</text:span><text:span text:style-name="T6">q&gt;</text:span><text:span text:style-name="T26">, para a citação ganhar um recuo para um paragrafo só para a citação podemos usar a tag </text:span><text:span text:style-name="T6">&lt;blockquote&gt; </text:span><text:span text:style-name="T27">podemos também colocar um link para a citação original, usando o parâmetro (cite) </text:span><text:span text:style-name="T31">dentro da tag </text:span><text:span text:style-name="T7">&lt;blockquote&gt;</text:span><text:span text:style-name="T31"> para manter os direitos do autor e isso ajuda no mecanismo de busca do seu site</text:span><text:span text:style-name="T26">.</text:span></text:p>
      <text:p text:style-name="P11">Abreviações: <text:span text:style-name="T28">A abreviação pode ser usada pada dizer o significado de uma sigla por exemplo, para isso usamos a tag </text:span>&lt;abbr&gt;<text:span text:style-name="T28">, assim que criarmos essa tag já terá um parâmetro (Title) para digitar o significado da sigla, com isso assim que passarmos o mouse por cima da sigla aparecerá o significado. </text:span></text:p>
      <text:p text:style-name="P29"/>
      <text:p text:style-name="P30">Dica</text:p>
      <text:p text:style-name="P9">Encapsulamento: <text:span text:style-name="T28">Ctrll + Shift + p → </text:span><text:span text:style-name="T30">E</text:span><text:span text:style-name="T29">nv</text:span><text:span text:style-name="T30">e</text:span><text:span text:style-name="T29">lope ou pesquise abb</text:span></text:p>
      <text:p text:style-name="P9"><text:span text:style-name="T29"/></text:p>
      <text:p text:style-name="P9"><text:span text:style-name="T29"/></text:p>
      <text:p text:style-name="P6"><text:span text:style-name="T32">L</text:span>istas com HTML</text:p>
      <text:p text:style-name="P6"/>
      <text:p text:style-name="P33">Listas Ordenadas:</text:p>
      <text:p text:style-name="P20">Uma lista ordenada é todas as quelas listas onde a ordem dos itens é algo muito importante, como uma receita de bolo por exemplo, chamos esse tipo de lista como <text:span text:style-name="T33">Ordered lists.</text:span></text:p>
      <text:p text:style-name="P23">Para criar uma ordered list, vamos usar a tag <text:span text:style-name="T1">&lt;ol&gt; </text:span>pára delimitar a lista e <text:span text:style-name="T1">&lt;li&gt;</text:span> para identificar cada item da lista.</text:p>
      <text:p text:style-name="P38"><text:span text:style-name="T22">A tag </text:span><text:span text:style-name="T23">&lt;ol&gt; </text:span>possui um parâmetro type, onde configuramos o tipo de marcador da lista atual. As opções de valores para esse parâmetro são:</text:p>
      <text:p text:style-name="P38"/>
      <text:p text:style-name="P38">‣ 1 - Valor padrão. Cria listas numeradas. Ex: 1, 2, 3, 4, … </text:p>
      <text:p text:style-name="P38">‣ A - Cria listas alfabéticas em maiúsculas. Ex: A, B, C, D, … </text:p>
      <text:p text:style-name="P38">‣ a - Cria listas alfabéticas em minúsculas. Ex: a, b, c, d, … </text:p>
      <text:p text:style-name="P38">‣ I - Cria listas com algarismos romanos em maiúsculas. Ex: I, II, III, IV, … </text:p>
      <text:p text:style-name="P38">‣ i - Cria listas com algarismos romanos em minúsculas. Ex: i, ii, iii, iv, … </text:p>
      <text:p text:style-name="P38"/>
      <text:p text:style-name="P38">Você também pode indicar o início da contagem usando o parâmetro start. Por exemplo, a tag</text:p>
      <text:p text:style-name="P38"><text:span text:style-name="T1">&lt;</text:span><text:span text:style-name="T8">ol type = “I” start = “5” &gt; </text:span>vai gerar itens numerados como V, VI, VII, VIII, IX, …</text:p>
      <text:p text:style-name="P23"/>
      <text:p text:style-name="P31">Listas não Ordenadas:</text:p>
      <text:p text:style-name="P21">São alistas que a ordem dos itens não afeta a lista. Para criar umalista não prdenada usamos a tag <text:span text:style-name="T1">&lt;ul&gt;</text:span> e também usamos a tag <text:span text:style-name="T1">&lt;li&gt; </text:span><text:s/>para identificar cada item.</text:p>
      <text:p text:style-name="P21">O marcador padrão <text:span text:style-name="T34">é a bolinha preta totalmente preenchida, porém podemos usar outros tipos de marcadores alterando o </text:span><text:span text:style-name="T9">(type) </text:span><text:span text:style-name="T34"><text:s/>para :</text:span></text:p>
      <text:p text:style-name="P22"><text:soft-page-break/>- disc: bola totalmente preenchida;</text:p>
      <text:p text:style-name="P22">- circle: bola com borda preta sem preenchimento;</text:p>
      <text:p text:style-name="P22">- square: Quadrado totalmente preenchido.</text:p>
      <text:p text:style-name="P22"/>
      <text:p text:style-name="P32">Misturando as coisas:</text:p>
      <text:p text:style-name="P22">Podemos mistura as listas, fazendo sub – lista de uma lista, para isso é só inserir uma tag <text:span text:style-name="T1">&lt;ol&gt;</text:span> dendro de uma outra tag <text:span text:style-name="T1">&lt;ol&gt;</text:span>, isso permitirá que você consiga crias uma sub – lista dentro de uma lista.</text:p>
      <text:p text:style-name="P22"/>
      <text:p text:style-name="P9"><text:span text:style-name="T29"/></text:p>
      <text:p text:style-name="P10"><text:span text:style-name="T28"/></text:p>
      <text:p text:style-name="P39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ins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1:12:32.168000000</meta:creation-date>
    <dc:date>2024-08-27T22:36:44.409000000</dc:date>
    <meta:editing-duration>PT7H7M56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63" meta:word-count="937" meta:character-count="5215" meta:non-whitespace-character-count="4329"/>
  </office:meta>
</office:document-meta>
</file>